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1*"/>
    </style:style>
    <style:style style:name="Table1.B" style:family="table-column">
      <style:table-column-properties style:column-width="0.9563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P1" style:family="paragraph" style:parent-style-name="Standard">
      <style:paragraph-properties fo:line-height="115%"/>
      <style:text-properties style:font-name="Liberation Sans" fo:font-size="12pt" fo:font-weight="bold" officeooo:rsid="00050c4c" officeooo:paragraph-rsid="00050c4c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15%"/>
      <style:text-properties style:font-name="Liberation Sans" fo:font-size="12pt" fo:font-weight="normal" officeooo:rsid="00050c4c" officeooo:paragraph-rsid="00050c4c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line-height="115%"/>
      <style:text-properties style:font-name="Liberation Sans" fo:font-size="12pt" fo:font-weight="normal" officeooo:rsid="00050c4c" officeooo:paragraph-rsid="00050c4c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115%"/>
      <style:text-properties style:font-name="Liberation Sans" fo:font-size="12pt" fo:font-weight="normal" officeooo:rsid="00068a67" officeooo:paragraph-rsid="00068a6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15%"/>
      <style:text-properties style:font-name="Liberation Sans" fo:font-size="12pt" fo:font-weight="normal" officeooo:rsid="00068a67" officeooo:paragraph-rsid="00068a67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line-height="115%"/>
      <style:text-properties style:font-name="Liberation Sans" fo:font-size="12pt" fo:font-weight="normal" officeooo:rsid="00068a67" officeooo:paragraph-rsid="00068a6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15%"/>
      <style:text-properties style:font-name="Liberation Sans" fo:font-size="12pt" fo:font-weight="normal" officeooo:rsid="000835b1" officeooo:paragraph-rsid="000835b1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line-height="115%"/>
      <style:text-properties style:font-name="Liberation Sans" fo:font-size="12pt" fo:font-weight="normal" officeooo:rsid="000835b1" officeooo:paragraph-rsid="000835b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/>
      <style:text-properties style:font-name="Liberation Sans" fo:font-size="12pt" officeooo:paragraph-rsid="00068a67" style:font-size-asian="12pt" style:font-size-complex="12pt"/>
    </style:style>
    <style:style style:name="P10" style:family="paragraph" style:parent-style-name="Standard">
      <style:paragraph-properties fo:line-height="115%"/>
      <style:text-properties style:font-name="Liberation Sans" fo:font-size="12pt" officeooo:rsid="00068a67" officeooo:paragraph-rsid="00068a67" style:font-size-asian="12pt" style:font-size-complex="12pt"/>
    </style:style>
    <style:style style:name="P11" style:family="paragraph" style:parent-style-name="Standard">
      <style:paragraph-properties fo:line-height="115%"/>
      <style:text-properties style:font-name="Liberation Sans" fo:font-size="12pt" fo:font-style="normal" fo:font-weight="normal" officeooo:paragraph-rsid="0008dfe8" style:font-size-asian="12pt" style:font-size-complex="12pt"/>
    </style:style>
    <style:style style:name="P12" style:family="paragraph" style:parent-style-name="Standard">
      <style:paragraph-properties fo:line-height="115%"/>
      <style:text-properties style:font-name="Liberation Sans" fo:font-size="12pt" fo:font-style="normal" fo:font-weight="normal" officeooo:rsid="0008dfe8" officeooo:paragraph-rsid="0008dfe8" style:font-size-asian="12pt" style:font-size-complex="12pt"/>
    </style:style>
    <style:style style:name="P13" style:family="paragraph" style:parent-style-name="Table_20_Contents">
      <style:paragraph-properties fo:line-height="115%"/>
      <style:text-properties style:font-name="Liberation Sans" fo:font-size="12pt" officeooo:rsid="00068a67" officeooo:paragraph-rsid="00068a67" style:font-size-asian="12pt" style:font-size-complex="12pt"/>
    </style:style>
    <style:style style:name="P14" style:family="paragraph" style:parent-style-name="Table_20_Contents">
      <style:paragraph-properties fo:line-height="115%"/>
      <style:text-properties style:font-name="Liberation Sans" fo:font-size="12pt" officeooo:rsid="000835b1" officeooo:paragraph-rsid="000835b1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8a67" style:font-weight-asian="normal" style:font-weight-complex="normal"/>
    </style:style>
    <style:style style:name="T3" style:family="text">
      <style:text-properties fo:font-weight="normal" officeooo:rsid="000835b1" style:font-weight-asian="normal" style:font-weight-complex="normal"/>
    </style:style>
    <style:style style:name="T4" style:family="text">
      <style:text-properties officeooo:rsid="000835b1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1d1c1d" style:font-name="Slack-Lato" fo:font-size="11.25pt" fo:letter-spacing="normal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1d1c1d" style:font-name="Slack-Lato" fo:font-size="11.25pt" fo:letter-spacing="normal" fo:font-style="italic" fo:font-weight="bold" officeooo:rsid="0008dfe8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1d1c1d" fo:font-size="11.25pt" fo:letter-spacing="normal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1d1c1d" fo:font-size="11.25pt" fo:letter-spacing="normal" fo:font-style="italic" fo:font-weight="bold" officeooo:rsid="0008dfe8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1d1c1d" fo:letter-spacing="normal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1d1c1d" fo:letter-spacing="normal" fo:font-style="italic" fo:font-weight="bold" officeooo:rsid="0008dfe8" style:font-style-asian="italic" style:font-weight-asian="bold" style:font-style-complex="italic" style:font-weight-complex="bold"/>
    </style:style>
    <style:style style:name="T12" style:family="text">
      <style:text-properties officeooo:rsid="0008dfe8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yhyt katsaus ASC-kuvien revontulitunnistuksen ja R-indeksidatan vertaamisen tämänhetkiseen tilanteeseen</text:p>
      <text:p text:style-name="P1"/>
      <text:p text:style-name="P1">11.8.2022</text:p>
      <text:p text:style-name="P1"/>
      <text:p text:style-name="P1">Leo-Pauli Moisio</text:p>
      <text:p text:style-name="P1"/>
      <text:p text:style-name="P2">Aloitin heinäkuun lopulla työstämään vertailua ASC-kuvien revontulitunnistuksen ja R-indeksidatan välillä. Ajatuksena on siis tutkia, millaista korrelaatiota ilmenee siinä, kuinka paljon ASC-kameroiden revontulikuvissa näkyy revontulipikseleitä silloin, kun R-indeksi osoittaa todennäköisyyden olevan a) matala b) kohtalainen c) selvästi kohonnut revontulien näkemiseen.</text:p>
      <text:p text:style-name="P2"/>
      <text:p text:style-name="P2">Projektiin sovittiin seuraavat “speksit” Kirsti Kauristien kanssa:</text:p>
      <text:p text:style-name="P2"/>
      <text:list xml:id="list3920450796" text:style-name="L1">
        <text:list-item>
          <text:p text:style-name="P3">Haetaan r-indeksin data ajan hetkeltä t</text:p>
        </text:list-item>
        <text:list-item>
          <text:p text:style-name="P3">Haetaan ASC-kamerasta kuvat ajan hetkestä t – 5 min hetkeen t, eli viideltä aiemmalta minuutilta. Kuvat pitää napata ASC-kameran videosta ja purkaa video kuviin. Videossa yksi frame, eli kuva, vastaa tosielämän yhtä sekuntia, joten kuvia saadaan N = 300</text:p>
        </text:list-item>
        <text:list-item>
          <text:p text:style-name="P3">Valitut 300 kuvaa käydään revontulitunnistusmenetelmällä läpi ja kerätään tietoa:</text:p>
          <text:list>
            <text:list-item>
              <text:p text:style-name="P3">Mikä kuvan tyyppi on: aurora/no-aurora</text:p>
            </text:list-item>
            <text:list-item>
              <text:p text:style-name="P3">Paljonko kuvassa on revontuli- / ei-revontulipikseleitä</text:p>
            </text:list-item>
            <text:list-item>
              <text:p text:style-name="P4">Kuvan aikaleima</text:p>
            </text:list-item>
            <text:list-item>
              <text:p text:style-name="P4">Lopputuloksena saadaan Pythonissa listat, joissa on em. Tiedot kolmellesadalle kuvalle</text:p>
            </text:list-item>
          </text:list>
        </text:list-item>
        <text:list-item>
          <text:p text:style-name="P4">Luodaan uusi CSV-tiedosto, johon kirjataan tulokset riveittäin, alla otsikot</text:p>
        </text:list-item>
      </text:list>
      <text:p text:style-name="P5"/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3"/>
        <table:table-row table:style-name="TableLine94406384616448">
          <table:table-cell table:style-name="Table1.A1" office:value-type="string">
            <text:p text:style-name="P13">R-idx aika</text:p>
          </table:table-cell>
          <table:table-cell table:style-name="Table1.A1" office:value-type="string">
            <text:p text:style-name="P13">R-idx arvo</text:p>
          </table:table-cell>
          <table:table-cell table:style-name="Table1.A1" office:value-type="string">
            <text:p text:style-name="P13">R-idx “selite”</text:p>
          </table:table-cell>
          <table:table-cell table:style-name="Table1.A1" office:value-type="string">
            <text:p text:style-name="P14">ASC-kuvan aikaleima</text:p>
          </table:table-cell>
          <table:table-cell table:style-name="Table1.A1" office:value-type="string">
            <text:p text:style-name="P13">Aurora / No-aurora</text:p>
          </table:table-cell>
          <table:table-cell table:style-name="Table1.A1" office:value-type="string">
            <text:p text:style-name="P13">Luokan %-osuus pikseleistä</text:p>
          </table:table-cell>
          <table:table-cell table:style-name="Table1.G1" office:value-type="string">
            <text:p text:style-name="P13">Ei luokkaan kuuluvien %-osuus pikseleistä</text:p>
          </table:table-cell>
        </table:table-row>
      </table:table>
      <text:p text:style-name="P5"/>
      <text:p text:style-name="P5"/>
      <text:p text:style-name="P5">Kuvista kerätyillä tiedoilla toimitaan seuraavast<text:span text:style-name="T4">i</text:span>:</text:p>
      <text:p text:style-name="P5"/>
      <text:list xml:id="list2346246175" text:style-name="L2">
        <text:list-item>
          <text:p text:style-name="P6">Jos N=300 kuvan jaksossa on yksikin revontulikuva (“aurora”), kirjataan riville luokaksi aurora</text:p>
        </text:list-item>
        <text:list-item>
          <text:p text:style-name="P6">Luokan viereen kirjataan se prosenttiosuus pikseleistä, jotka kuuluu vieressä mainittuun luokkaan</text:p>
        </text:list-item>
        <text:list-item>
          <text:p text:style-name="P6">Lisäksi kirjataan vielä prosenttiosuus pikseleistä, jotka ei kuulu tunnistettuun luokkaan</text:p>
        </text:list-item>
      </text:list>
      <text:p text:style-name="P5"/>
      <text:p text:style-name="P9"><text:span text:style-name="T2">Revontulia sisältävien kuvien tapauksessa luokkaan kuuluvat pikselit tarkoittaa kaikkia revontulia sisältäviä pikseleitä. Jos kuvan leima on kuitenkin “No-Aurora”, Luokkaan </text:span><text:soft-page-break/><text:span text:style-name="T2">kuuluvien pikseleiden prosenttiosuudella tarkoitetaan pilviksi tunnistettujen pikseleiden määrää ja luokkaan kuulumattomien pikseleiden prosenttiosuus kuvaa taas sitä pikselien määrää, jota ei ole tunnistettu pilviksi. </text:span></text:p>
      <text:p text:style-name="P9"><text:span text:style-name="T2"/></text:p>
      <text:p text:style-name="P10"><text:span text:style-name="T1">Mikäli kuvajakson aikana on useita revontulikuvia, valitaan CSV-tiedoston riville näytettäväksi </text:span><text:span text:style-name="T3">sen kuvan aikaleima ja prosentit, joissa on eniten revontulipikseleitä.</text:span></text:p>
      <text:p text:style-name="P10"><text:span text:style-name="T3"/></text:p>
      <text:p text:style-name="P7">Tällä hetkellä on olemassa Python-koodi compare_ASC_and_R-idx.py (löytyy samoista paikoista kuin aurora recognition-koodit), joka toimii seuraavasti:</text:p>
      <text:list xml:id="list668541798" text:style-name="L3">
        <text:list-item>
          <text:p text:style-name="P8">Luetaan jonkin päivän r-indeksin data CSV-tiedostosta</text:p>
        </text:list-item>
        <text:list-item>
          <text:p text:style-name="P8">Käydään CSV-tiedostoa rivi riviltä läpi</text:p>
        </text:list-item>
        <text:list-item>
          <text:p text:style-name="P8">Navigoidaan ja etsitään R-indeksin aikaleiman perusteella ajanjakso t – 5min – t sopiva video</text:p>
        </text:list-item>
        <text:list-item>
          <text:p text:style-name="P8">Lasketaan sen tiedon turvin, että videoilla 1 kuva (frame) vastaa yhtä sekuntia, mistä kohdasta videota kuvien purkaminen pitää aloittaa</text:p>
        </text:list-item>
        <text:list-item>
          <text:p text:style-name="P8">Puretaan videosta N verran kuvia ja käydään ne läpi aurora recognition-luokittelulla läpi</text:p>
        </text:list-item>
        <text:list-item>
          <text:p text:style-name="P8">Kerätään tiedot N kuvan jaksosta ja käsitellään niitä, kuten aiemmalla sivulla kerrottiin</text:p>
        </text:list-item>
        <text:list-item>
          <text:p text:style-name="P8">Lisätään ASC-kuvien luokittelun tulokset samalle riville r-indeksin tietojen kanssa</text:p>
        </text:list-item>
      </text:list>
      <text:p text:style-name="P7"/>
      <text:p text:style-name="P7">Huomionarvoista on se, että minulla oli kaikki r-indeksin data ja ASC-kameran videot ladattuna ASC-kameran tomintakaudelta 2021 – 2022 omalle koneelleni. ASC-kameran videoita löytyy asemaa vastaavalta polulta Crystalista, esimerkkinä Kevon 2021 videot: <text:span text:style-name="T5">/arch/aurora/ASC/Color/KEV/movies/2021</text:span></text:p>
      <text:p text:style-name="P7"><text:span text:style-name="T5"/></text:p>
      <text:p text:style-name="P11"><text:span text:style-name="T12">R-indeksin dataa löytyy puolestaan Crystalista täältä: </text:span><text:span text:style-name="T10">/data/users/anow/Rindeksi/data/longterm</text:span></text:p>
      <text:p text:style-name="P11"><text:span text:style-name="T11"/></text:p>
      <text:p text:style-name="P12">ASC-kameran videot on onneksi nimetty aloitusajan perusteella ppkkvvvv_ttmmss.avi, mikä tekee r-indeksin aikaleimaa vastaavan videopätkän löytämisestä helpompaa. Nykyinen Python-koodi löytää kyllä ihan hyvin oikeaan videoon, joskin videoissa on välillä hassuja yksilöitä. Jostain syystä ASC-kamerat tekevät sellaista, että videoon tulee pari freimiä edellisyöltä, joka sotkee nimeämisen. Eli esimerkiksi 1.1.2021 on saatettu kuvata yöllä vaikka 05:34 asti videota. Kamera alkaa kuvaamaan videota päivällä jälleen esim. Klo 14:53 mutta jostain syystä tämän videon alkuun tulee pari kuvaa aamun videolta. Tämä sotkee prosessia, koska nykyinen menetelmä käyttää konenäköä kuten aurora recognition -projektissa varmistaakseen aikaleiman. Siksi videot pitää ennen käyttöä tarkistaa etukäteen, jottei tällaisia jekkuja pääse tapahtumaan. Python-koodi lukee ensimmäisen kuva videolla ja jos sen kuvan aikaleima on +-30 sekuntia haluttuun nähden, voidaan seuraavat 300 kuvaa lukea huoletta. Konenäköä käytetään vain ensimmäisen kuvan tarkistamiseen, koska videoilla yksi kuva vastaa yhtä sekuntia.</text:p>
      <text:p text:style-name="P12"/>
      <text:p text:style-name="P12">En ehtinyt täysin vielä korjata asioita siten, että videoita luettaisiin täysin sujuvasti. Lisäksi työn alle jäi myös se, että pilville pitää luoda uudet tarkemmat tunnistuskriteerit, jotta saadaan parempaa tietoa kuvan pilvisyydestä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16:12:52.756508525</meta:creation-date>
    <dc:date>2022-08-11T16:58:59.639494555</dc:date>
    <meta:editing-duration>PT56S</meta:editing-duration>
    <meta:editing-cycles>1</meta:editing-cycles>
    <meta:document-statistic meta:table-count="1" meta:image-count="0" meta:object-count="0" meta:page-count="2" meta:paragraph-count="38" meta:word-count="573" meta:character-count="4702" meta:non-whitespace-character-count="4179"/>
    <meta:generator>LibreOffice/6.4.7.2$Linux_X86_64 LibreOffice_project/40$Build-2</meta:generator>
  </office:meta>
</office:document-meta>
</file>